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0006f" officeooo:paragraph-rsid="0000006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8pt" fo:font-weight="bold" officeooo:rsid="0000006f" officeooo:paragraph-rsid="0000006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09c06" officeooo:paragraph-rsid="00009c0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normal" officeooo:rsid="0000006f" officeooo:paragraph-rsid="0000006f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20pt" fo:font-weight="bold" officeooo:rsid="0000006f" officeooo:paragraph-rsid="0000006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00006f" officeooo:paragraph-rsid="0000006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21b39" officeooo:paragraph-rsid="00021b3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2b5a1" officeooo:paragraph-rsid="0002b5a1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00006f" officeooo:paragraph-rsid="0000006f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09c06" officeooo:paragraph-rsid="00009c06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021b39" officeooo:paragraph-rsid="00021b39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0006f" officeooo:paragraph-rsid="0000006f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00006f" officeooo:paragraph-rsid="00009c06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4pt" fo:font-weight="bold" officeooo:rsid="0002b5a1" officeooo:paragraph-rsid="0002b5a1" style:font-size-asian="14pt" style:font-weight-asian="bold" style:font-size-complex="14pt" style:font-weight-complex="bold"/>
    </style:style>
    <style:style style:name="T1" style:family="text">
      <style:text-properties officeooo:rsid="00009c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VISUALIZATION</text:p>
      <text:p text:style-name="P1"/>
      <text:p text:style-name="P5">Basic of bar chart </text:p>
      <text:p text:style-name="P2"/>
      <text:p text:style-name="P2"/>
      <text:p text:style-name="P9">import pygal</text:p>
      <text:p text:style-name="P9">from pygal.style import CleanStyle</text:p>
      <text:p text:style-name="P9">from pygal.style import DarkGreenStyle</text:p>
      <text:p text:style-name="P9"/>
      <text:p text:style-name="P9">data1 = {}</text:p>
      <text:p text:style-name="P9">data1[1]=10</text:p>
      <text:p text:style-name="P9">data1[2]=20</text:p>
      <text:p text:style-name="P9">data1[3]=30</text:p>
      <text:p text:style-name="P9">data1[4]=25</text:p>
      <text:p text:style-name="P9">data1[5]=17</text:p>
      <text:p text:style-name="P9"/>
      <text:p text:style-name="P9">bar_chart = pygal.Bar(style=DarkGreenStyle)</text:p>
      <text:p text:style-name="P9">bar_chart.title = "Bar Chart"</text:p>
      <text:p text:style-name="P9">bar_chart.x_labels = [1,2,3,4,5] #list</text:p>
      <text:p text:style-name="P9">bar_chart.add("data1",data1)</text:p>
      <text:p text:style-name="P9"># Save the svg to a file</text:p>
      <text:p text:style-name="P9">bar_chart.render_to_file('bar_chart.svg'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USING TWO DATA CHARTS</text:p>
      <text:p text:style-name="P1"/>
      <text:p text:style-name="P9">import pygal</text:p>
      <text:p text:style-name="P9">from pygal.style import CleanStyle</text:p>
      <text:p text:style-name="P9">from pygal.style import DarkGreenStyle</text:p>
      <text:p text:style-name="P9"/>
      <text:p text:style-name="P9">data1 = {}</text:p>
      <text:p text:style-name="P9">data1[1]=10</text:p>
      <text:p text:style-name="P9">data1[2]=20</text:p>
      <text:p text:style-name="P9">data1[3]=30</text:p>
      <text:p text:style-name="P9">data1[4]=25</text:p>
      <text:p text:style-name="P9">data1[5]=17</text:p>
      <text:p text:style-name="P9"/>
      <text:p text:style-name="P9">data2 = {}</text:p>
      <text:p text:style-name="P9">data2[1]=40</text:p>
      <text:p text:style-name="P9">data2[2]=33</text:p>
      <text:p text:style-name="P9">data2[3]=20</text:p>
      <text:p text:style-name="P9">data2[4]=15</text:p>
      <text:p text:style-name="P9">data2[5]=11</text:p>
      <text:p text:style-name="P9"/>
      <text:p text:style-name="P9"/>
      <text:p text:style-name="P9">bar_chart = pygal.Bar(style=DarkGreenStyle)</text:p>
      <text:p text:style-name="P9">bar_chart.title = "Bar Chart"</text:p>
      <text:p text:style-name="P9">bar_chart.x_labels = [1,2,3,4,5] #list</text:p>
      <text:p text:style-name="P9">bar_chart.add("data1",data1)</text:p>
      <text:p text:style-name="P9">bar_chart.add("data2",data2)</text:p>
      <text:p text:style-name="P9"># Save the svg to a file</text:p>
      <text:p text:style-name="P9">bar_chart.render_to_file('bar_chart2.svg')</text:p>
      <text:p text:style-name="P6"/>
      <text:p text:style-name="P1"/>
      <text:p text:style-name="P1"/>
      <text:p text:style-name="P1"/>
      <text:p text:style-name="P5"><text:soft-page-break/>USING LINE IN BAR CHART</text:p>
      <text:p text:style-name="P9">import pygal</text:p>
      <text:p text:style-name="P9">from pygal.style import CleanStyle</text:p>
      <text:p text:style-name="P9">from pygal.style import DarkGreenStyle</text:p>
      <text:p text:style-name="P9"/>
      <text:p text:style-name="P9">data1 = {}</text:p>
      <text:p text:style-name="P9">data1[1]=10</text:p>
      <text:p text:style-name="P9">data1[2]=20</text:p>
      <text:p text:style-name="P9">data1[3]=30</text:p>
      <text:p text:style-name="P9">data1[4]=25</text:p>
      <text:p text:style-name="P9">data1[5]=17</text:p>
      <text:p text:style-name="P9"/>
      <text:p text:style-name="P9">data2 = {}</text:p>
      <text:p text:style-name="P9">data2[1]=40</text:p>
      <text:p text:style-name="P9">data2[2]=33</text:p>
      <text:p text:style-name="P9">data2[3]=20</text:p>
      <text:p text:style-name="P9">data2[4]=15</text:p>
      <text:p text:style-name="P9">data2[5]=11</text:p>
      <text:p text:style-name="P9"/>
      <text:p text:style-name="P9">bar_chart = pygal.Bar(style=DarkGreenStyle)</text:p>
      <text:p text:style-name="P9">bar_chart.title = "Bar Chart"</text:p>
      <text:p text:style-name="P9">bar_chart.x_labels = [1,2,3,4,5] #list</text:p>
      <text:p text:style-name="P9">bar_chart.add("data1",data1)</text:p>
      <text:p text:style-name="P9">bar_chart.add("data2",data2)</text:p>
      <text:p text:style-name="P9"># Save the svg to a file</text:p>
      <text:p text:style-name="P9">bar_chart.render_to_file('bar_chart2.svg')</text:p>
      <text:p text:style-name="P9"/>
      <text:p text:style-name="P9">line_chart = pygal.Bar(style=DarkGreenStyle)</text:p>
      <text:p text:style-name="P9">line_chart.title = "Line Chart"</text:p>
      <text:p text:style-name="P9">line_chart.x_labels = [1,2,3,4,5] #list</text:p>
      <text:p text:style-name="P9">line_chart.add("data1",data1)</text:p>
      <text:p text:style-name="P9">line_chart.add("data2",data2)</text:p>
      <text:p text:style-name="P9"># Save the svg to a file</text:p>
      <text:p text:style-name="P9">line_chart.render_to_file('line_chart.svg')</text:p>
      <text:p text:style-name="P9"/>
      <text:p text:style-name="P9"/>
      <text:p text:style-name="P1"><text:soft-page-break/>STOCK MARKET CHART</text:p>
      <text:p text:style-name="P1"/>
      <text:p text:style-name="P12">USING GOOG.CSV FILE TO PRINT DATE IN THE BAR CHART</text:p>
      <text:p text:style-name="P4"/>
      <text:p text:style-name="P9">import csv</text:p>
      <text:p text:style-name="P9">import pygal</text:p>
      <text:p text:style-name="P9">from pygal.style import CleanStyle</text:p>
      <text:p text:style-name="P9"/>
      <text:p text:style-name="P9">#downlaod goog.csv, amzn.csv from google finance</text:p>
      <text:p text:style-name="P9">stockSymbols = ["HistoricalQuotes"]</text:p>
      <text:p text:style-name="P9">for symbol in stockSymbols:</text:p>
      <text:p text:style-name="P9"><text:s text:c="5"/>fileName = symbol + ".csv"</text:p>
      <text:p text:style-name="P9"><text:s text:c="5"/>f = open(fileName, "r")</text:p>
      <text:p text:style-name="P9"><text:s text:c="5"/>reader = csv.reader(f)</text:p>
      <text:p text:style-name="P9"><text:s text:c="5"/>reader.next()</text:p>
      <text:p text:style-name="P9"><text:s text:c="5"/>dates = []</text:p>
      <text:p text:style-name="P9"><text:s text:c="5"/>dateset = []</text:p>
      <text:p text:style-name="P9"><text:s text:c="5"/># Date, open High, Low, Close, Volume</text:p>
      <text:p text:style-name="P9"><text:s text:c="5"/>for x in reader:</text:p>
      <text:p text:style-name="P9"><text:s text:c="10"/>dates.append(x[0])</text:p>
      <text:p text:style-name="P9"><text:s text:c="10"/>dateset.append(float(x[4]))</text:p>
      <text:p text:style-name="P9"/>
      <text:p text:style-name="P9">line_chart = pygal.Line(style=CleanStyle)</text:p>
      <text:p text:style-name="P9">line_chart.title = "Stock Prices"</text:p>
      <text:p text:style-name="P9">line_chart.x_labels = dates # list of dates (string)</text:p>
      <text:p text:style-name="P9">line_chart.add("HistoricalQuotes",dataset) #List of closing price (float)</text:p>
      <text:p text:style-name="P9"># save the svg to a file</text:p>
      <text:p text:style-name="P9">line_chart.render_to_file('stock-chart.svg'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USING <text:span text:style-name="T1">TWO DATA <text:s/>FOR </text:span>GOOG.CSV <text:s/><text:span text:style-name="T1">AMAZON </text:span>FILE TO PRINT DATE IN THE BAR CHART </text:p>
      <text:p text:style-name="P13"/>
      <text:p text:style-name="P10">import csv</text:p>
      <text:p text:style-name="P10">import pygal</text:p>
      <text:p text:style-name="P10">from pygal.style import CleanStyle</text:p>
      <text:p text:style-name="P10"/>
      <text:p text:style-name="P10">#downlaod goog.csv, amzn.csv from google finance</text:p>
      <text:p text:style-name="P10">stockPrices = {} #key is symbol, value is list of closing price</text:p>
      <text:p text:style-name="P10">stockSymbols = ["HistoricalQuotes"]</text:p>
      <text:p text:style-name="P10">for symbol in stockSymbols:</text:p>
      <text:p text:style-name="P10"><text:s text:c="5"/>fileName = symbol + ".csv"</text:p>
      <text:p text:style-name="P10"><text:s text:c="5"/>f = open(fileName, "r")</text:p>
      <text:p text:style-name="P10"><text:s text:c="5"/>reader = csv.reader(f)</text:p>
      <text:p text:style-name="P10"><text:s text:c="5"/>reader.next()</text:p>
      <text:p text:style-name="P10"><text:s text:c="5"/>dates = []</text:p>
      <text:p text:style-name="P10"><text:s text:c="5"/>dateset = []</text:p>
      <text:p text:style-name="P10"><text:s text:c="5"/># Date, open High, Low, Close, Volume</text:p>
      <text:p text:style-name="P10"><text:s text:c="5"/>for x in reader:</text:p>
      <text:p text:style-name="P10"><text:s text:c="10"/>dates.append(x[0])</text:p>
      <text:p text:style-name="P10"><text:s text:c="10"/>dateset.append(float(x[4]))</text:p>
      <text:p text:style-name="P10"><text:s text:c="5"/>stockPrices[symbol]=dateset</text:p>
      <text:p text:style-name="P10"/>
      <text:p text:style-name="P10">line_chart = pygal.Line(style=CleanStyle)</text:p>
      <text:p text:style-name="P10">line_chart.title = "Stock Prices"</text:p>
      <text:p text:style-name="P10">line_chart.x_labels = dates # list of dates (string)</text:p>
      <text:p text:style-name="P10">for x in stockSymbols:</text:p>
      <text:p text:style-name="P10"><text:s text:c="5"/>line_chart.add(symbol, stockPrices[symbol]) #List of closing price (float)</text:p>
      <text:p text:style-name="P10"># save the svg to a file</text:p>
      <text:p text:style-name="P10">line_chart.render_to_file('stock-chart.svg')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/text:p>
      <text:p text:style-name="P3">REVERSED DATA AND COUNTING </text:p>
      <text:p text:style-name="P10"/>
      <text:p text:style-name="P10">import csv</text:p>
      <text:p text:style-name="P10">import pygal</text:p>
      <text:p text:style-name="P10">from pygal.style import CleanStyle</text:p>
      <text:p text:style-name="P10"/>
      <text:p text:style-name="P10">#downlaod goog.csv, amzn.csv from google finance</text:p>
      <text:p text:style-name="P10">stockPrices = {} #key is symbol, value is list of closing price</text:p>
      <text:p text:style-name="P10">stockSymbols = ["HistoricalQuotes"]</text:p>
      <text:p text:style-name="P10">for symbol in stockSymbols:</text:p>
      <text:p text:style-name="P10"><text:s text:c="5"/>fileName = symbol + ".csv"</text:p>
      <text:p text:style-name="P10"><text:s text:c="5"/>f = open(fileName, "r")</text:p>
      <text:p text:style-name="P10"><text:s text:c="5"/>reader = csv.reader(f)</text:p>
      <text:p text:style-name="P10"><text:s text:c="5"/>reader.next()</text:p>
      <text:p text:style-name="P10"><text:s text:c="5"/>dates = []</text:p>
      <text:p text:style-name="P10"><text:s text:c="5"/>dateset = []</text:p>
      <text:p text:style-name="P10"><text:tab/>count = 0</text:p>
      <text:p text:style-name="P10"><text:s text:c="5"/># Date, open High, Low, Close, Volume</text:p>
      <text:p text:style-name="P10"><text:s text:c="5"/>for x in reader:</text:p>
      <text:p text:style-name="P10"><text:tab/>count = count + 1</text:p>
      <text:p text:style-name="P10"><text:tab/>if count%10==0:</text:p>
      <text:p text:style-name="P10"><text:s text:c="9"/><text:tab/> dates.append(x[0])</text:p>
      <text:p text:style-name="P10"><text:s text:c="9"/><text:tab/> dateset.append(float(x[4]))</text:p>
      <text:p text:style-name="P10"><text:s text:c="5"/>stockPrices[symbol]=list(reversed(dateset))</text:p>
      <text:p text:style-name="P10"/>
      <text:p text:style-name="P10">line_chart = pygal.Line(style=CleanStyle)</text:p>
      <text:p text:style-name="P10">line_chart.title = "Stock Prices"</text:p>
      <text:p text:style-name="P10">line_chart.x_labels = dates # list of dates (string)</text:p>
      <text:p text:style-name="P10">for x in stockSymbols:</text:p>
      <text:p text:style-name="P10"><text:s text:c="5"/>line_chart.add(symbol, stockPrices[symbol]) #List of closing price (float)</text:p>
      <text:p text:style-name="P10"># save the svg to a file</text:p>
      <text:p text:style-name="P10">line_chart.render_to_file('stock-chart.svg')</text:p>
      <text:p text:style-name="P10"/>
      <text:p text:style-name="P10"/>
      <text:p text:style-name="P10"/>
      <text:p text:style-name="P8"><text:soft-page-break/></text:p>
      <text:p text:style-name="P8">INSTALLING PYTHON FILES</text:p>
      <text:p text:style-name="P8"/>
      <text:p text:style-name="P14">pip install pygal</text:p>
      <text:p text:style-name="P14"/>
      <text:p text:style-name="P14">sudo apt-get install python-numpy python-scipy python-matplotlib ipython ipython-notebook python-pandas python-sympy python-nose</text:p>
      <text:p text:style-name="P14"/>
      <text:p text:style-name="P14">echo "deb http://archive.getdeb.net/ubuntu $(lsb_release -cs)-getdeb apps" | sudo tee /etc/apt/sources.list.d/getdeb-apps.list</text:p>
      <text:p text:style-name="P14"/>
      <text:p text:style-name="P14">wget -q -O- http://archive.getdeb.net/getdeb-archive.key | sudo apt-key add -</text:p>
      <text:p text:style-name="P14">sudo apt-get updat</text:p>
      <text:p text:style-name="P14">sudo apt-get install pycharm</text:p>
      <text:p text:style-name="P14">sudo pip install "ipython[qtconsole]"</text:p>
      <text:p text:style-name="P14">sudo pip install pyzmq pygments</text:p>
      <text:p text:style-name="P14">sudo apt-get ipython qtconsole</text:p>
      <text:p text:style-name="P14">sudo apt-get install ipython qtconsole</text:p>
      <text:p text:style-name="P14">sudo pip install qtconsol</text:p>
      <text:p text:style-name="P14">sudo apt-get install ipython-qtconsole</text:p>
      <text:p text:style-name="P14">ipython qtconsole</text:p>
      <text:p text:style-name="P7"/>
      <text:p text:style-name="P7">CODES TESTING PANDAS SHOW DIAGRAM</text:p>
      <text:p text:style-name="P11"/>
      <text:p text:style-name="P11">import numpy as np</text:p>
      <text:p text:style-name="P11"/>
      <text:p text:style-name="P11">import matplotlib.pyplot as plt</text:p>
      <text:p text:style-name="P11"/>
      <text:p text:style-name="P11">x = np.linspace(0, 1)</text:p>
      <text:p text:style-name="P11"/>
      <text:p text:style-name="P11">y = np.sin(4 * np.pi * x) * np.exp(-5 * x)</text:p>
      <text:p text:style-name="P11"/>
      <text:p text:style-name="P11">plt.fill(x, y, 'r')</text:p>
      <text:p text:style-name="P11">Out[5]: [&lt;matplotlib.patches.Polygon at 0x7f59ddf5a790&gt;]</text:p>
      <text:p text:style-name="P11"/>
      <text:p text:style-name="P11">plt.grid(True)</text:p>
      <text:p text:style-name="P11"/>
      <text:p text:style-name="P11">plt.show()</text:p>
      <text:p text:style-name="P10"/>
      <text:p text:style-name="P10"><text:soft-page-break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45:34.224312921</meta:creation-date>
    <dc:date>2017-12-18T20:23:49.212794260</dc:date>
    <meta:editing-duration>PT9H52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8" meta:paragraph-count="172" meta:word-count="599" meta:character-count="5012" meta:non-whitespace-character-count="4371"/>
  </office:meta>
</office:document-meta>
</file>